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200E20D7C74.png" manifest:media-type="image/png"/>
  <manifest:file-entry manifest:full-path="Pictures/10000001000000F7000000F785ADA3F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OpenSymbol" svg:font-family="OpenSymbol" style:font-charset="x-symbol"/>
  </office:font-face-decls>
  <office:automatic-styles>
    <style:style style:name="DayTable" style:family="table">
      <style:table-properties style:width="14.27cm" table:align="margins"/>
    </style:style>
    <style:style style:name="DayTable.A" style:family="table-column">
      <style:table-column-properties style:column-width="0.601cm" style:rel-column-width="2759*"/>
    </style:style>
    <style:style style:name="DayTable.B" style:family="table-column">
      <style:table-column-properties style:column-width="1.789cm" style:rel-column-width="8213*"/>
    </style:style>
    <style:style style:name="DayTable.C" style:family="table-column">
      <style:table-column-properties style:column-width="4.784cm" style:rel-column-width="21971*"/>
    </style:style>
    <style:style style:name="DayTable.D" style:family="table-column">
      <style:table-column-properties style:column-width="0.272cm" style:rel-column-width="1246*"/>
    </style:style>
    <style:style style:name="DayTable.E" style:family="table-column">
      <style:table-column-properties style:column-width="6.826cm" style:rel-column-width="31346*"/>
    </style:style>
    <style:style style:name="DayTable.A1" style:family="table-cell">
      <style:table-cell-properties style:vertical-align="bottom" fo:padding="0.097cm" fo:border="none"/>
    </style:style>
    <style:style style:name="DayTable.B1" style:family="table-cell">
      <style:table-cell-properties style:vertical-align="middle" fo:padding="0.097cm" fo:border="none"/>
    </style:style>
    <style:style style:name="DayTable.2" style:family="table-row">
      <style:table-row-properties style:min-row-height="0.845cm"/>
    </style:style>
    <style:style style:name="DayTable.B2" style:family="table-cell">
      <style:table-cell-properties style:vertical-align="" fo:padding="0.097cm" fo:border="none"/>
    </style:style>
    <style:style style:name="DayTable.12" style:family="table-row">
      <style:table-row-properties style:min-row-height="0.827cm"/>
    </style:style>
    <style:style style:name="DayTable.13" style:family="table-row">
      <style:table-row-properties style:min-row-height="0.894cm"/>
    </style:style>
    <style:style style:name="DayTable.14" style:family="table-row">
      <style:table-row-properties style:min-row-height="0.21cm"/>
    </style:style>
    <style:style style:name="Table2" style:family="table">
      <style:table-properties style:width="6.65cm" table:align="margins"/>
    </style:style>
    <style:style style:name="Table2.A" style:family="table-column">
      <style:table-column-properties style:column-width="0.628cm" style:rel-column-width="6196*"/>
    </style:style>
    <style:style style:name="Table2.B" style:family="table-column">
      <style:table-column-properties style:column-width="6.022cm" style:rel-column-width="59339*"/>
    </style:style>
    <style:style style:name="Table2.A1" style:family="table-cell">
      <style:table-cell-properties style:vertical-align="middle" fo:padding="0.097cm" fo:border-left="none" fo:border-right="none" fo:border-top="none" fo:border-bottom="0.5pt solid #676767" style:writing-mode="page"/>
    </style:style>
    <style:style style:name="Table18" style:family="table">
      <style:table-properties style:width="9.5cm" table:align="left"/>
    </style:style>
    <style:style style:name="Table18.A" style:family="table-column">
      <style:table-column-properties style:column-width="0.695cm"/>
    </style:style>
    <style:style style:name="Table18.B" style:family="table-column">
      <style:table-column-properties style:column-width="8.805cm"/>
    </style:style>
    <style:style style:name="Table18.A1" style:family="table-cell">
      <style:table-cell-properties style:vertical-align="middle" fo:padding="0.097cm" fo:border-left="none" fo:border-right="none" fo:border-top="none" fo:border-bottom="0.5pt solid #676767" style:writing-mode="page"/>
    </style:style>
    <style:style style:name="CalendarTable" style:family="table">
      <style:table-properties style:width="6.632cm" table:align="margins"/>
    </style:style>
    <style:style style:name="CalendarTable.A" style:family="table-column">
      <style:table-column-properties style:column-width="0.947cm" style:rel-column-width="9362*"/>
    </style:style>
    <style:style style:name="CalendarTable.G" style:family="table-column">
      <style:table-column-properties style:column-width="0.947cm" style:rel-column-width="9363*"/>
    </style:style>
    <style:style style:name="CalendarTable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color="#676767" loext:opacity="100%" style:font-name="Open Sans" fo:font-size="7pt" officeooo:paragraph-rsid="002448ae" style:font-size-asian="7pt" style:font-size-complex="7pt"/>
    </style:style>
    <style:style style:name="P2" style:family="paragraph" style:parent-style-name="Table_20_Contents">
      <style:paragraph-properties fo:text-align="center" style:justify-single-word="false"/>
      <style:text-properties fo:color="#676767" loext:opacity="100%" style:font-name="Open Sans" fo:font-size="36pt" officeooo:paragraph-rsid="002448ae" style:font-size-asian="36pt" style:font-size-complex="36pt"/>
    </style:style>
    <style:style style:name="P3" style:family="paragraph" style:parent-style-name="Table_20_Contents">
      <style:text-properties fo:color="#676767" loext:opacity="100%" style:font-name="Open Sans SemiBold" fo:font-size="9pt" fo:font-weight="normal" officeooo:paragraph-rsid="002448ae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676767" loext:opacity="100%" style:font-name="Open Sans" fo:font-size="9pt" officeooo:paragraph-rsid="002448ae" style:font-size-asian="9pt" style:font-size-complex="9pt"/>
    </style:style>
    <style:style style:name="P5" style:family="paragraph" style:parent-style-name="Table_20_Contents">
      <style:paragraph-properties fo:text-align="end" style:justify-single-word="false"/>
      <style:text-properties officeooo:rsid="0017d9bf" officeooo:paragraph-rsid="002448ae"/>
    </style:style>
    <style:style style:name="P6" style:family="paragraph" style:parent-style-name="Table_20_Contents">
      <style:text-properties fo:color="#676767" loext:opacity="100%" style:font-name="Open Sans" fo:font-size="7pt" officeooo:rsid="00231c8d" officeooo:paragraph-rsid="002448ae" style:font-size-asian="7pt" style:font-size-complex="7pt" style:text-rotation-angle="90" style:text-rotation-scale="line-height"/>
    </style:style>
    <style:style style:name="P7" style:family="paragraph" style:parent-style-name="Table_20_Contents">
      <style:text-properties fo:color="#676767" loext:opacity="100%" style:font-name="Open Sans" fo:font-size="8pt" officeooo:rsid="003bfee5" officeooo:paragraph-rsid="002448ae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color="#676767" loext:opacity="100%" style:font-name="Open Sans" fo:font-size="7pt" officeooo:rsid="003bfee5" officeooo:paragraph-rsid="002448ae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fo:color="#676767" loext:opacity="100%" style:font-name="Open Sans" fo:font-size="7pt" officeooo:rsid="001decd3" officeooo:paragraph-rsid="002448ae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color="#676767" loext:opacity="100%" style:font-name="Open Sans" fo:font-size="7pt" officeooo:rsid="003e8014" officeooo:paragraph-rsid="002448ae" style:font-size-asian="7pt" style:font-size-complex="7pt"/>
    </style:style>
    <style:style style:name="P11" style:family="paragraph" style:parent-style-name="Standard">
      <style:text-properties fo:color="#676767" loext:opacity="100%" style:font-name="Open Sans" fo:font-size="8pt" officeooo:rsid="003bfee5" officeooo:paragraph-rsid="002448ae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fo:color="#676767" loext:opacity="100%" style:font-name="Open Sans" fo:font-size="8pt" officeooo:rsid="003bfee5" officeooo:paragraph-rsid="002448ae" style:font-size-asian="8pt" style:font-size-complex="8pt"/>
    </style:style>
    <style:style style:name="P13" style:family="paragraph">
      <loext:graphic-properties draw:fill-color="#ffffff"/>
    </style:style>
    <style:style style:name="P14" style:family="paragraph" style:parent-style-name="Table_20_Contents">
      <style:paragraph-properties fo:text-align="center" style:justify-single-word="false"/>
      <style:text-properties fo:color="#676767" loext:opacity="100%" style:font-name="Open Sans" fo:font-size="8pt" officeooo:paragraph-rsid="002448ae" style:font-size-asian="8pt" style:font-size-complex="8pt"/>
    </style:style>
    <style:style style:name="P15" style:family="paragraph" style:parent-style-name="Standard">
      <style:paragraph-properties fo:text-align="center" style:justify-single-word="false"/>
      <style:text-properties fo:color="#676767" loext:opacity="100%" style:font-name="Open Sans" fo:font-size="8pt" officeooo:paragraph-rsid="002448ae" style:font-size-asian="8pt" style:font-size-complex="8pt"/>
    </style:style>
    <style:style style:name="P16" style:family="paragraph" style:parent-style-name="Standard">
      <style:text-properties fo:color="#676767" loext:opacity="100%" style:font-name="Open Sans" fo:font-size="3pt" officeooo:rsid="003bfee5" officeooo:paragraph-rsid="002448ae" style:font-size-asian="2.59999990463257pt" style:font-size-complex="3pt"/>
    </style:style>
    <style:style style:name="P17" style:family="paragraph" style:parent-style-name="Table_20_Contents">
      <style:text-properties fo:color="#676767" loext:opacity="100%" style:font-name="Open Sans" fo:font-size="3pt" officeooo:rsid="003bfee5" officeooo:paragraph-rsid="002448ae" style:font-size-asian="2.59999990463257pt" style:font-size-complex="3pt"/>
    </style:style>
    <style:style style:name="P18" style:family="paragraph">
      <loext:graphic-properties draw:fill="bitmap" draw:fill-image-name="dot_5f_background" draw:fill-image-width="1cm" draw:fill-image-height="1cm" style:repeat="repeat" draw:fill-image-ref-point-x="0%" draw:fill-image-ref-point-y="0%" draw:fill-image-ref-point="top-left" draw:tile-repeat-offset="0% vertical"/>
    </style:style>
    <style:style style:name="P19" style:family="paragraph" style:parent-style-name="Table_20_Contents">
      <style:paragraph-properties fo:text-align="center" style:justify-single-word="false"/>
      <style:text-properties fo:color="#676767" loext:opacity="100%" style:font-name="Open Sans" fo:font-size="8pt" officeooo:rsid="00231c8d" officeooo:paragraph-rsid="002448ae" style:font-size-asian="8pt" style:font-size-complex="8pt"/>
    </style:style>
    <style:style style:name="P20" style:family="paragraph" style:parent-style-name="Table_20_Contents">
      <style:text-properties fo:color="#676767" loext:opacity="100%" style:font-name="Open Sans" fo:font-size="7pt" officeooo:rsid="003bfee5" officeooo:paragraph-rsid="002448ae" style:font-size-asian="7pt" style:font-size-complex="7pt"/>
    </style:style>
    <style:style style:name="P21" style:family="paragraph" style:parent-style-name="Standard">
      <style:paragraph-properties fo:break-before="page"/>
      <style:text-properties fo:color="#676767" loext:opacity="100%" style:font-name="Open Sans" fo:font-size="3pt" officeooo:rsid="0022aeef" officeooo:paragraph-rsid="002448ae" style:font-size-asian="2.59999990463257pt" style:font-size-complex="3pt"/>
    </style:style>
    <style:style style:name="T1" style:family="text">
      <style:text-properties officeooo:rsid="001a2dc5"/>
    </style:style>
    <style:style style:name="T2" style:family="text">
      <style:text-properties officeooo:rsid="00246819"/>
    </style:style>
    <style:style style:name="T3" style:family="text">
      <style:text-properties fo:color="#676767" loext:opacity="100%" style:font-name="Open Sans" fo:font-size="7pt" officeooo:rsid="004d3450" style:font-size-asian="7pt" style:font-size-complex="7pt"/>
    </style:style>
    <style:style style:name="T4" style:family="text">
      <style:text-properties fo:color="#676767" loext:opacity="100%" style:font-name="Open Sans" fo:font-size="7pt" officeooo:rsid="00246819" style:font-size-asian="7pt" style:font-size-complex="7pt"/>
    </style:style>
    <style:style style:name="T5" style:family="text">
      <style:text-properties officeooo:rsid="00281f9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19cm" svg:stroke-color="#676767" draw:marker-start-width="0.383cm" draw:marker-end-width="0.383cm" draw:fill-color="#ffffff" draw:textarea-horizontal-align="justify" draw:textarea-vertical-align="middle" draw:auto-grow-height="false" fo:min-height="0.319cm" fo:min-width="0.319cm" fo:padding-top="0.011cm" fo:padding-bottom="0.011cm" fo:padding-left="0.011cm" fo:padding-right="0.011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bitmap" draw:fill-image-name="dot_5f_background" draw:fill-image-width="1cm" draw:fill-image-height="1cm" style:repeat="repeat" draw:fill-image-ref-point-x="0%" draw:fill-image-ref-point-y="0%" draw:fill-image-ref-point="top-left" draw:tile-repeat-offset="0% vertical" draw:textarea-horizontal-align="justify" draw:textarea-vertical-align="middle" draw:auto-grow-height="false" fo:min-height="7.135cm" fo:min-width="6.671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DayTable" table:style-name="DayTable">
        <table:table-column table:style-name="DayTable.A"/>
        <table:table-column table:style-name="DayTable.B"/>
        <table:table-column table:style-name="DayTable.C"/>
        <table:table-column table:style-name="DayTable.D"/>
        <table:table-column table:style-name="DayTable.E"/>
        <table:table-row>
          <table:table-cell table:style-name="DayTable.A1" office:value-type="string">
            <text:p text:style-name="P1"><draw:frame draw:style-name="fr1" draw:name="CalendarIcon" text:anchor-type="as-char" svg:width="0.411cm" svg:height="0.411cm" draw:z-index="0"><draw:image xlink:href="Pictures/100000010000020000000200E20D7C74.png" xlink:type="simple" xlink:show="embed" xlink:actuate="onLoad" draw:mime-type="image/png"/></draw:frame></text:p>
          </table:table-cell>
          <table:table-cell table:style-name="DayTable.B1" office:value-type="string">
            <text:p text:style-name="P2">&lt;<text:span text:style-name="T1">d</text:span></text:p>
          </table:table-cell>
          <table:table-cell table:style-name="DayTable.A1" office:value-type="string">
            <text:p text:style-name="P3">&lt;<text:span text:style-name="T2">MONTH&gt;</text:span></text:p>
            <text:p text:style-name="P4">&lt;<text:span text:style-name="T2">WEEKDAY&gt;</text:span></text:p>
          </table:table-cell>
          <table:table-cell table:style-name="DayTable.A1" table:number-columns-spanned="2" office:value-type="string">
            <text:p text:style-name="P5"><text:span text:style-name="T3">WEEK &lt;</text:span><text:span text:style-name="T4">WEEKNUMBER&gt;</text:span></text:p>
          </table:table-cell>
          <table:covered-table-cell/>
        </table:table-row>
        <table:table-row table:style-name="DayTable.2">
          <table:table-cell table:style-name="DayTable.B1" office:value-type="string">
            <text:p text:style-name="P6">JAN</text:p>
          </table:table-cell>
          <table:table-cell table:style-name="DayTable.B2" table:number-rows-spanned="13" table:number-columns-spanned="3" office:value-type="string">
            <text:p text:style-name="P7">Schedule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8">08</text:p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8">09</text:p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8">10</text:p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8">11</text:p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8">12</text:p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8">13</text:p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8">14</text:p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8">15</text:p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8">16</text:p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8">17</text:p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8">18</text:p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8">19</text:p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8">20</text:p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9">21</text:p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1"/>
                </table:table-cell>
              </table:table-row>
            </table:table>
            <text:p text:style-name="P11"/>
          </table:table-cell>
          <table:covered-table-cell/>
          <table:covered-table-cell/>
          <table:table-cell table:style-name="DayTable.B2" table:number-rows-spanned="13" office:value-type="string">
            <text:p text:style-name="P7">Tasks</text:p>
            <table:table table:name="Table18" table:style-name="Table18">
              <table:table-column table:style-name="Table18.A"/>
              <table:table-column table:style-name="Table18.B"/>
              <table:table-row>
                <table:table-cell table:style-name="Table18.A1" office:value-type="string">
                  <text:p text:style-name="P12"><draw:custom-shape text:anchor-type="as-char" draw:z-index="1" draw:name="Shape 37" draw:style-name="gr1" draw:text-style-name="P13" svg:width="0.341cm" svg:height="0.341cm"><text:p/><draw:enhanced-geometry svg:viewBox="0 0 21600 21600" draw:type="rectangle" draw:enhanced-path="M 0 0 L 21600 0 21600 21600 0 21600 0 0 Z N"/></draw:custom-shape></text:p>
                </table:table-cell>
                <table:table-cell table:style-name="Table18.A1" office:value-type="string">
                  <text:p text:style-name="P14"/>
                </table:table-cell>
              </table:table-row>
              <table:table-row>
                <table:table-cell table:style-name="Table18.A1" office:value-type="string">
                  <text:p text:style-name="P15"><draw:custom-shape text:anchor-type="as-char" draw:z-index="2" draw:name="Shape 38" draw:style-name="gr1" draw:text-style-name="P13" svg:width="0.341cm" svg:height="0.341cm"><text:p/><draw:enhanced-geometry svg:viewBox="0 0 21600 21600" draw:type="rectangle" draw:enhanced-path="M 0 0 L 21600 0 21600 21600 0 21600 0 0 Z N"/></draw:custom-shape></text:p>
                </table:table-cell>
                <table:table-cell table:style-name="Table18.A1" office:value-type="string">
                  <text:p text:style-name="P14"/>
                </table:table-cell>
              </table:table-row>
              <table:table-row>
                <table:table-cell table:style-name="Table18.A1" office:value-type="string">
                  <text:p text:style-name="P12"><draw:custom-shape text:anchor-type="as-char" draw:z-index="3" draw:name="Shape 39" draw:style-name="gr1" draw:text-style-name="P13" svg:width="0.341cm" svg:height="0.341cm"><text:p/><draw:enhanced-geometry svg:viewBox="0 0 21600 21600" draw:type="rectangle" draw:enhanced-path="M 0 0 L 21600 0 21600 21600 0 21600 0 0 Z N"/></draw:custom-shape></text:p>
                </table:table-cell>
                <table:table-cell table:style-name="Table18.A1" office:value-type="string">
                  <text:p text:style-name="P14"/>
                </table:table-cell>
              </table:table-row>
              <table:table-row>
                <table:table-cell table:style-name="Table18.A1" office:value-type="string">
                  <text:p text:style-name="P15"><draw:custom-shape text:anchor-type="as-char" draw:z-index="4" draw:name="Shape 40" draw:style-name="gr1" draw:text-style-name="P13" svg:width="0.341cm" svg:height="0.341cm"><text:p/><draw:enhanced-geometry svg:viewBox="0 0 21600 21600" draw:type="rectangle" draw:enhanced-path="M 0 0 L 21600 0 21600 21600 0 21600 0 0 Z N"/></draw:custom-shape></text:p>
                </table:table-cell>
                <table:table-cell table:style-name="Table18.A1" office:value-type="string">
                  <text:p text:style-name="P14"/>
                </table:table-cell>
              </table:table-row>
              <table:table-row>
                <table:table-cell table:style-name="Table18.A1" office:value-type="string">
                  <text:p text:style-name="P12"><draw:custom-shape text:anchor-type="as-char" draw:z-index="5" draw:name="Shape 41" draw:style-name="gr1" draw:text-style-name="P13" svg:width="0.341cm" svg:height="0.341cm"><text:p/><draw:enhanced-geometry svg:viewBox="0 0 21600 21600" draw:type="rectangle" draw:enhanced-path="M 0 0 L 21600 0 21600 21600 0 21600 0 0 Z N"/></draw:custom-shape></text:p>
                </table:table-cell>
                <table:table-cell table:style-name="Table18.A1" office:value-type="string">
                  <text:p text:style-name="P14"/>
                </table:table-cell>
              </table:table-row>
              <table:table-row>
                <table:table-cell table:style-name="Table18.A1" office:value-type="string">
                  <text:p text:style-name="P15"><draw:custom-shape text:anchor-type="as-char" draw:z-index="6" draw:name="Shape 42" draw:style-name="gr1" draw:text-style-name="P13" svg:width="0.341cm" svg:height="0.341cm"><text:p/><draw:enhanced-geometry svg:viewBox="0 0 21600 21600" draw:type="rectangle" draw:enhanced-path="M 0 0 L 21600 0 21600 21600 0 21600 0 0 Z N"/></draw:custom-shape></text:p>
                </table:table-cell>
                <table:table-cell table:style-name="Table18.A1" office:value-type="string">
                  <text:p text:style-name="P14"/>
                </table:table-cell>
              </table:table-row>
              <table:table-row>
                <table:table-cell table:style-name="Table18.A1" office:value-type="string">
                  <text:p text:style-name="P12"><draw:custom-shape text:anchor-type="as-char" draw:z-index="7" draw:name="Shape 43" draw:style-name="gr1" draw:text-style-name="P13" svg:width="0.341cm" svg:height="0.341cm"><text:p/><draw:enhanced-geometry svg:viewBox="0 0 21600 21600" draw:type="rectangle" draw:enhanced-path="M 0 0 L 21600 0 21600 21600 0 21600 0 0 Z N"/></draw:custom-shape></text:p>
                </table:table-cell>
                <table:table-cell table:style-name="Table18.A1" office:value-type="string">
                  <text:p text:style-name="P14"/>
                </table:table-cell>
              </table:table-row>
              <table:table-row>
                <table:table-cell table:style-name="Table18.A1" office:value-type="string">
                  <text:p text:style-name="P15"><draw:custom-shape text:anchor-type="as-char" draw:z-index="8" draw:name="Shape 44" draw:style-name="gr1" draw:text-style-name="P13" svg:width="0.341cm" svg:height="0.341cm"><text:p/><draw:enhanced-geometry svg:viewBox="0 0 21600 21600" draw:type="rectangle" draw:enhanced-path="M 0 0 L 21600 0 21600 21600 0 21600 0 0 Z N"/></draw:custom-shape></text:p>
                </table:table-cell>
                <table:table-cell table:style-name="Table18.A1" office:value-type="string">
                  <text:p text:style-name="P14"/>
                </table:table-cell>
              </table:table-row>
            </table:table>
            <text:p text:style-name="P16"/>
            <text:p text:style-name="P7">Notes</text:p>
            <text:p text:style-name="P17"/>
            <text:p text:style-name="P11"><draw:custom-shape text:anchor-type="as-char" draw:z-index="9" draw:name="Shape 45" draw:style-name="gr2" draw:text-style-name="P18" svg:width="6.672cm" svg:height="7.136cm"><text:p/><draw:enhanced-geometry svg:viewBox="0 0 21600 21600" draw:type="rectangle" draw:enhanced-path="M 0 0 L 21600 0 21600 21600 0 21600 0 0 Z N"/></draw:custom-shape></text:p>
            <text:p text:style-name="P11"/>
            <table:table table:name="CalendarTable" table:style-name="CalendarTable">
              <table:table-column table:style-name="CalendarTable.A" table:number-columns-repeated="6"/>
              <table:table-column table:style-name="CalendarTable.G"/>
              <table:table-row>
                <table:table-cell table:style-name="CalendarTable.A1" office:value-type="string">
                  <text:p text:style-name="P19">M</text:p>
                </table:table-cell>
                <table:table-cell table:style-name="CalendarTable.A1" office:value-type="string">
                  <text:p text:style-name="P19">T</text:p>
                </table:table-cell>
                <table:table-cell table:style-name="CalendarTable.A1" office:value-type="string">
                  <text:p text:style-name="P19">W</text:p>
                </table:table-cell>
                <table:table-cell table:style-name="CalendarTable.A1" office:value-type="string">
                  <text:p text:style-name="P19">T</text:p>
                </table:table-cell>
                <table:table-cell table:style-name="CalendarTable.A1" office:value-type="string">
                  <text:p text:style-name="P19">F</text:p>
                </table:table-cell>
                <table:table-cell table:style-name="CalendarTable.A1" office:value-type="string">
                  <text:p text:style-name="P19">S</text:p>
                </table:table-cell>
                <table:table-cell table:style-name="CalendarTable.A1" office:value-type="string">
                  <text:p text:style-name="P19">S</text:p>
                </table:table-cell>
              </table:table-row>
              <table:table-row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</table:table-row>
              <table:table-row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</table:table-row>
              <table:table-row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</table:table-row>
              <table:table-row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</table:table-row>
              <table:table-row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</table:table-row>
              <table:table-row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  <table:table-cell table:style-name="CalendarTable.A1" office:value-type="string">
                  <text:p text:style-name="P14"/>
                </table:table-cell>
              </table:table-row>
            </table:table>
            <text:p text:style-name="P11"/>
          </table:table-cell>
        </table:table-row>
        <table:table-row table:style-name="DayTable.2">
          <table:table-cell table:style-name="DayTable.B1" office:value-type="string">
            <text:p text:style-name="P6">FEB</text:p>
          </table:table-cell>
          <table:covered-table-cell table:style-name="DayTable.B2"/>
          <table:covered-table-cell/>
          <table:covered-table-cell/>
          <table:covered-table-cell table:style-name="DayTable.B2"/>
        </table:table-row>
        <table:table-row table:style-name="DayTable.2">
          <table:table-cell table:style-name="DayTable.B1" office:value-type="string">
            <text:p text:style-name="P6">MAR</text:p>
          </table:table-cell>
          <table:covered-table-cell table:style-name="DayTable.B2"/>
          <table:covered-table-cell/>
          <table:covered-table-cell/>
          <table:covered-table-cell table:style-name="DayTable.B2"/>
        </table:table-row>
        <table:table-row table:style-name="DayTable.2">
          <table:table-cell table:style-name="DayTable.B1" office:value-type="string">
            <text:p text:style-name="P6">APR</text:p>
          </table:table-cell>
          <table:covered-table-cell table:style-name="DayTable.B2"/>
          <table:covered-table-cell/>
          <table:covered-table-cell/>
          <table:covered-table-cell table:style-name="DayTable.B2"/>
        </table:table-row>
        <table:table-row table:style-name="DayTable.2">
          <table:table-cell table:style-name="DayTable.B1" office:value-type="string">
            <text:p text:style-name="P6">MAY</text:p>
          </table:table-cell>
          <table:covered-table-cell table:style-name="DayTable.B2"/>
          <table:covered-table-cell/>
          <table:covered-table-cell/>
          <table:covered-table-cell table:style-name="DayTable.B2"/>
        </table:table-row>
        <table:table-row table:style-name="DayTable.2">
          <table:table-cell table:style-name="DayTable.B1" office:value-type="string">
            <text:p text:style-name="P6">JUN</text:p>
          </table:table-cell>
          <table:covered-table-cell table:style-name="DayTable.B2"/>
          <table:covered-table-cell/>
          <table:covered-table-cell/>
          <table:covered-table-cell table:style-name="DayTable.B2"/>
        </table:table-row>
        <table:table-row table:style-name="DayTable.2">
          <table:table-cell table:style-name="DayTable.B1" office:value-type="string">
            <text:p text:style-name="P6">JUL</text:p>
          </table:table-cell>
          <table:covered-table-cell table:style-name="DayTable.B2"/>
          <table:covered-table-cell/>
          <table:covered-table-cell/>
          <table:covered-table-cell table:style-name="DayTable.B2"/>
        </table:table-row>
        <table:table-row table:style-name="DayTable.2">
          <table:table-cell table:style-name="DayTable.B1" office:value-type="string">
            <text:p text:style-name="P6">A<text:span text:style-name="T5">UG</text:span></text:p>
          </table:table-cell>
          <table:covered-table-cell table:style-name="DayTable.B2"/>
          <table:covered-table-cell/>
          <table:covered-table-cell/>
          <table:covered-table-cell table:style-name="DayTable.B2"/>
        </table:table-row>
        <table:table-row table:style-name="DayTable.2">
          <table:table-cell table:style-name="DayTable.B1" office:value-type="string">
            <text:p text:style-name="P6">SEP</text:p>
          </table:table-cell>
          <table:covered-table-cell table:style-name="DayTable.B2"/>
          <table:covered-table-cell/>
          <table:covered-table-cell/>
          <table:covered-table-cell table:style-name="DayTable.B2"/>
        </table:table-row>
        <table:table-row table:style-name="DayTable.2">
          <table:table-cell table:style-name="DayTable.B1" office:value-type="string">
            <text:p text:style-name="P6">OCT</text:p>
          </table:table-cell>
          <table:covered-table-cell table:style-name="DayTable.B2"/>
          <table:covered-table-cell/>
          <table:covered-table-cell/>
          <table:covered-table-cell table:style-name="DayTable.B2"/>
        </table:table-row>
        <table:table-row table:style-name="DayTable.12">
          <table:table-cell table:style-name="DayTable.B1" office:value-type="string">
            <text:p text:style-name="P6">NOV</text:p>
          </table:table-cell>
          <table:covered-table-cell table:style-name="DayTable.B2"/>
          <table:covered-table-cell/>
          <table:covered-table-cell/>
          <table:covered-table-cell table:style-name="DayTable.B2"/>
        </table:table-row>
        <table:table-row table:style-name="DayTable.13">
          <table:table-cell table:style-name="DayTable.B1" office:value-type="string">
            <text:p text:style-name="P6">DEC</text:p>
          </table:table-cell>
          <table:covered-table-cell table:style-name="DayTable.B2"/>
          <table:covered-table-cell/>
          <table:covered-table-cell/>
          <table:covered-table-cell table:style-name="DayTable.B2"/>
        </table:table-row>
        <table:table-row table:style-name="DayTable.14">
          <table:table-cell table:style-name="DayTable.B1" office:value-type="string">
            <text:p text:style-name="P20"/>
          </table:table-cell>
          <table:covered-table-cell table:style-name="DayTable.B2"/>
          <table:covered-table-cell/>
          <table:covered-table-cell/>
          <table:covered-table-cell table:style-name="DayTable.B2"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OpenSymbol" svg:font-family="OpenSymbol" style:font-charset="x-symbol"/>
  </office:font-face-decls>
  <office:styles>
    <draw:fill-image draw:name="dot_5f_background" draw:display-name="dot_background" xlink:href="Pictures/10000001000000F7000000F785ADA3F2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30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30P0"/>
    </number:currency-style>
    <number:currency-style style:name="N131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3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31P0"/>
    </number:currency-style>
    <number:date-style style:name="N13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es" number:country="ES" loext:transliteration-spellout="title cardinal" number:transliteration-language="es" number:transliteration-country="ES">
      <number:number number:decimal-places="0" number:min-decimal-places="0" number:min-integer-digits="1"/>
    </number:number-style>
    <number:number-style style:name="N10112" number:language="es" number:country="ES" loext:transliteration-spellout="title USD" number:transliteration-language="es" number:transliteration-country="ES">
      <number:number number:decimal-places="0" number:min-decimal-places="0" number:min-integer-digits="1"/>
    </number:number-style>
    <number:number-style style:name="N10113" number:language="es" number:country="ES" loext:transliteration-spellout="title USD" number:transliteration-language="es" number:transliteration-country="ES">
      <number:number number:decimal-places="2" number:min-decimal-places="2" number:min-integer-digits="1"/>
    </number:number-style>
    <number:number-style style:name="N10114" number:language="es" number:country="ES" loext:transliteration-spellout="upper USD" number:transliteration-language="es" number:transliteration-country="ES">
      <number:number number:decimal-places="0" number:min-decimal-places="0" number:min-integer-digits="1"/>
    </number:number-style>
    <number:number-style style:name="N10115" number:language="es" number:country="ES" loext:transliteration-spellout="upper USD" number:transliteration-language="es" number:transliteration-country="ES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8pt" officeooo:rsid="0022cb96" officeooo:paragraph-rsid="0022cb96" style:font-size-asian="7pt" style:font-size-complex="8pt"/>
    </style:style>
    <style:page-layout style:name="Mpm1">
      <style:page-layout-properties fo:page-width="15.769cm" fo:page-height="21.031cm" style:num-format="1" style:print-orientation="portrait" fo:margin-top="0.199cm" fo:margin-bottom="0.199cm" fo:margin-left="1.3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0:44:38.327000000</meta:creation-date>
    <dc:date>2025-01-17T12:22:04.744000000</dc:date>
    <meta:editing-duration>PT28M29S</meta:editing-duration>
    <meta:editing-cycles>15</meta:editing-cycles>
    <meta:generator>LibreOffice/24.8.4.2$Windows_X86_64 LibreOffice_project/bb3cfa12c7b1bf994ecc5649a80400d06cd71002</meta:generator>
    <meta:print-date>2025-01-15T10:58:52.478000000</meta:print-date>
    <meta:printed-by>PDF files</meta:printed-by>
    <meta:document-statistic meta:table-count="4" meta:image-count="1" meta:object-count="0" meta:page-count="2" meta:paragraph-count="50" meta:word-count="41" meta:character-count="124" meta:non-whitespace-character-count="123"/>
  </office:meta>
</office:document-meta>
</file>